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.withNeste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.get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withChild( Tag &lt; ? &gt;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.Tag( Project p , String name , String namespace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g.Tag( Project p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with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